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Recibo1" style:family="table">
      <style:table-properties style:width="17.69cm" fo:margin-left="0.011cm" fo:break-before="auto" fo:break-after="auto" table:align="left"/>
    </style:style>
    <style:style style:name="Recibo1.A" style:family="table-column">
      <style:table-column-properties style:column-width="5.015cm"/>
    </style:style>
    <style:style style:name="Recibo1.B" style:family="table-column">
      <style:table-column-properties style:column-width="1.094cm"/>
    </style:style>
    <style:style style:name="Recibo1.C" style:family="table-column">
      <style:table-column-properties style:column-width="4.198cm"/>
    </style:style>
    <style:style style:name="Recibo1.D" style:family="table-column">
      <style:table-column-properties style:column-width="7.384cm"/>
    </style:style>
    <style:style style:name="Recibo1.1" style:family="table-row">
      <style:table-row-properties style:min-row-height="1.191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3" style:family="table-row">
      <style:table-row-properties style:row-height="1cm"/>
    </style:style>
    <style:style style:name="Recibo1.A4" style:family="table-cell">
      <style:table-cell-properties fo:padding="0.097cm" fo:border-left="0.05pt solid #000000" fo:border-right="none" fo:border-top="none" fo:border-bottom="0.05pt solid #000000"/>
    </style:style>
    <style:style style:name="Recibo1.6" style:family="table-row">
      <style:table-row-properties style:row-height="0.499cm"/>
    </style:style>
    <style:style style:name="Recibo1.7" style:family="table-row">
      <style:table-row-properties style:row-height="0.453cm"/>
    </style:style>
    <style:style style:name="Recibo1.8" style:family="table-row">
      <style:table-row-properties style:row-height="8.599cm" fo:keep-together="always"/>
    </style:style>
    <style:style style:name="Recibo1.9" style:family="table-row">
      <style:table-row-properties style:row-height="0.503cm"/>
    </style:style>
    <style:style style:name="Recibo1.10" style:family="table-row">
      <style:table-row-properties style:row-height="0.547cm"/>
    </style:style>
    <style:style style:name="Recibo1.11" style:family="table-row">
      <style:table-row-properties style:row-height="0.503cm"/>
    </style:style>
    <style:style style:name="Recibo1.12" style:family="table-row">
      <style:table-row-properties style:row-height="0.45cm"/>
    </style:style>
    <style:style style:name="Recibo1.13" style:family="table-row">
      <style:table-row-properties style:min-row-height="0.9cm"/>
    </style:style>
    <style:style style:name="P1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2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8pt" officeooo:paragraph-rsid="0078caed" style:font-size-asian="8pt" style:font-size-complex="8pt"/>
    </style:style>
    <style:style style:name="P3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8pt" officeooo:paragraph-rsid="0093bc97" style:font-size-asian="8pt" style:font-size-complex="8pt"/>
    </style:style>
    <style:style style:name="P4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8pt" officeooo:paragraph-rsid="004e8b2b" style:font-size-asian="8pt" style:font-size-complex="8pt"/>
    </style:style>
    <style:style style:name="P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93bc97" style:font-size-asian="8pt" style:font-size-complex="8pt"/>
    </style:style>
    <style:style style:name="P6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8pt" officeooo:rsid="0006e4ae" officeooo:paragraph-rsid="0093bc97" style:font-size-asian="8pt" style:font-size-complex="8pt"/>
    </style:style>
    <style:style style:name="P7" style:family="paragraph" style:parent-style-name="Table_20_Contents">
      <style:text-properties style:font-name="Arial" fo:font-size="8pt" officeooo:rsid="0006e4ae" officeooo:paragraph-rsid="0006e4ae" style:font-size-asian="8pt" style:font-size-complex="8pt"/>
    </style:style>
    <style:style style:name="P8" style:family="paragraph" style:parent-style-name="Table_20_Contents">
      <style:text-properties style:font-name="Arial" fo:font-size="8pt" officeooo:rsid="0006e4ae" officeooo:paragraph-rsid="009fe1f5" style:font-size-asian="8pt" style:font-size-complex="8pt"/>
    </style:style>
    <style:style style:name="P9" style:family="paragraph" style:parent-style-name="Table_20_Contents">
      <style:text-properties style:font-name="Arial" fo:font-size="8pt" officeooo:rsid="0006e4ae" officeooo:paragraph-rsid="0019fd82" style:font-size-asian="8pt" style:font-size-complex="8pt"/>
    </style:style>
    <style:style style:name="P10" style:family="paragraph" style:parent-style-name="Table_20_Contents">
      <style:paragraph-properties fo:break-before="page"/>
      <style:text-properties style:font-name="Arial" fo:font-size="8pt" officeooo:rsid="0006e4ae" officeooo:paragraph-rsid="0058b415" style:font-size-asian="8pt" style:font-size-complex="8pt"/>
    </style:style>
    <style:style style:name="P11" style:family="paragraph" style:parent-style-name="Table_20_Contents">
      <style:text-properties style:font-name="Arial" fo:font-size="8pt" officeooo:paragraph-rsid="00b69bef" style:font-size-asian="8pt" style:font-size-complex="8pt"/>
    </style:style>
    <style:style style:name="P12" style:family="paragraph" style:parent-style-name="Table_20_Contents">
      <style:text-properties style:font-name="Arial" fo:font-size="8pt" officeooo:paragraph-rsid="00afa0c4" style:font-size-asian="8pt" style:font-size-complex="8pt"/>
    </style:style>
    <style:style style:name="P13" style:family="paragraph" style:parent-style-name="Standard">
      <style:text-properties style:font-name="Arial" fo:font-size="8pt" officeooo:paragraph-rsid="00635f44" style:font-size-asian="8pt" style:font-size-complex="8pt"/>
    </style:style>
    <style:style style:name="P14" style:family="paragraph" style:parent-style-name="Standard">
      <style:text-properties style:font-name="Arial" fo:font-size="8pt" officeooo:paragraph-rsid="0093bc97" style:font-size-asian="8pt" style:font-size-complex="8pt"/>
    </style:style>
    <style:style style:name="P15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8pt" officeooo:rsid="0004a0cf" officeooo:paragraph-rsid="004e8b2b" style:font-size-asian="8pt" style:font-size-complex="8pt"/>
    </style:style>
    <style:style style:name="P16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8pt" officeooo:rsid="0004a0cf" officeooo:paragraph-rsid="004e8b2b" style:font-size-asian="8pt" style:font-size-complex="8pt"/>
    </style:style>
    <style:style style:name="P17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8pt" officeooo:rsid="0004a0cf" officeooo:paragraph-rsid="00c84f2a" style:font-size-asian="8pt" style:font-size-complex="8pt"/>
    </style:style>
    <style:style style:name="P18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8pt" officeooo:rsid="000ccb69" officeooo:paragraph-rsid="005b4bc5" style:font-size-asian="8pt" style:font-size-complex="8pt"/>
    </style:style>
    <style:style style:name="P19" style:family="paragraph" style:parent-style-name="Table_20_Contents">
      <style:text-properties style:font-name="Arial" fo:font-size="8pt" officeooo:rsid="0007cda6" officeooo:paragraph-rsid="0007cda6" style:font-size-asian="8pt" style:font-size-complex="8pt"/>
    </style:style>
    <style:style style:name="P20" style:family="paragraph" style:parent-style-name="Table_20_Contents">
      <style:text-properties style:font-name="Arial" fo:font-size="8pt" officeooo:rsid="000982e5" officeooo:paragraph-rsid="000982e5" style:font-size-asian="8pt" style:font-size-complex="8pt"/>
    </style:style>
    <style:style style:name="P21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7785a8" style:font-size-asian="8pt" style:font-weight-asian="normal" style:font-size-complex="8pt" style:font-weight-complex="normal"/>
    </style:style>
    <style:style style:name="P22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98f377" style:font-size-asian="8pt" style:font-weight-asian="normal" style:font-size-complex="8pt" style:font-weight-complex="normal"/>
    </style:style>
    <style:style style:name="P23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8pt" fo:font-weight="bold" officeooo:rsid="0004a0cf" officeooo:paragraph-rsid="004e8b2b" style:font-size-asian="8pt" style:font-weight-asian="bold" style:font-size-complex="8pt" style:font-weight-complex="bold"/>
    </style:style>
    <style:style style:name="P24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8pt" fo:font-weight="bold" officeooo:rsid="0019fd82" officeooo:paragraph-rsid="004e8b2b" style:font-size-asian="8pt" style:font-weight-asian="bold" style:font-size-complex="8pt" style:font-weight-complex="bold"/>
    </style:style>
    <style:style style:name="P25" style:family="paragraph" style:parent-style-name="Table_20_Contents">
      <style:text-properties style:font-name="Arial" fo:font-size="8pt" fo:font-weight="bold" officeooo:rsid="0006e4ae" officeooo:paragraph-rsid="0006e4ae" style:font-size-asian="8pt" style:font-weight-asian="bold" style:font-size-complex="8pt" style:font-weight-complex="bold"/>
    </style:style>
    <style:style style:name="P26" style:family="paragraph" style:parent-style-name="Table_20_Contents">
      <style:text-properties style:font-name="Arial" fo:font-size="8pt" fo:font-weight="bold" officeooo:rsid="0095a649" officeooo:paragraph-rsid="0095a649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fo:font-weight="normal" officeooo:rsid="0006e4ae" officeooo:paragraph-rsid="0006e4ae" style:font-size-asian="8pt" style:font-weight-asian="normal" style:font-size-complex="8pt" style:font-weight-complex="normal"/>
    </style:style>
    <style:style style:name="P28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29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30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31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9fe1f5" style:font-size-asian="7.84999990463257pt" style:font-size-complex="9pt"/>
    </style:style>
    <style:style style:name="P32" style:family="paragraph" style:parent-style-name="Header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7pt" fo:font-weight="normal" officeooo:rsid="0006e4ae" officeooo:paragraph-rsid="001ed87a" style:font-size-asian="7pt" style:font-weight-asian="normal" style:font-size-complex="7pt" style:font-weight-complex="normal"/>
    </style:style>
    <style:style style:name="P35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22da23" fo:background-color="transparent" style:font-size-asian="8pt" style:font-weight-asian="normal" style:font-size-complex="8pt" style:font-weight-complex="normal"/>
    </style:style>
    <style:style style:name="P36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78caed" fo:background-color="transparent" style:font-size-asian="8pt" style:font-weight-asian="normal" style:font-size-complex="8pt" style:font-weight-complex="normal"/>
    </style:style>
    <style:style style:name="P37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93bc97" fo:background-color="transparent" style:font-size-asian="8pt" style:font-weight-asian="normal" style:font-size-complex="8pt" style:font-weight-complex="normal"/>
    </style:style>
    <style:style style:name="P38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be4fd0" fo:background-color="transparent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be4fd0" fo:background-color="transparent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bb3ea9" fo:background-color="transparent" style:font-size-asian="8pt" style:font-weight-asian="normal" style:font-size-complex="8pt" style:font-weight-complex="normal"/>
    </style:style>
    <style:style style:name="P41" style:family="paragraph" style:parent-style-name="Header">
      <style:paragraph-properties fo:margin-top="0cm" fo:margin-bottom="0cm" style:contextual-spacing="true" fo:line-height="100%" fo:text-align="end" style:justify-single-word="false"/>
      <style:text-properties fo:color="#000000" loext:opacity="100%" style:font-name="Arial" fo:font-size="8pt" style:text-underline-style="none" fo:font-weight="normal" officeooo:rsid="0004a0cf" officeooo:paragraph-rsid="00bf1e68" fo:background-color="transparent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top="0cm" fo:margin-bottom="0cm" style:contextual-spacing="true" fo:line-height="100%" fo:text-align="end" style:justify-single-word="false"/>
      <style:text-properties fo:color="#000000" loext:opacity="100%" style:font-name="Arial" fo:font-size="8pt" style:text-underline-style="none" fo:font-weight="normal" officeooo:rsid="0004a0cf" officeooo:paragraph-rsid="00bf1e68" fo:background-color="transparent" style:font-size-asian="8pt" style:font-weight-asian="normal" style:font-size-complex="8pt" style:font-weight-complex="normal"/>
    </style:style>
    <style:style style:name="P43" style:family="paragraph" style:parent-style-name="Header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fo:color="#000000" loext:opacity="100%" style:font-name="Arial" fo:font-size="8pt" style:text-underline-style="none" fo:font-weight="normal" officeooo:rsid="0004a0cf" officeooo:paragraph-rsid="00bf1e68" fo:background-color="transparent" style:font-size-asian="8pt" style:font-weight-asian="normal" style:font-size-complex="8pt" style:font-weight-complex="normal"/>
    </style:style>
    <style:style style:name="P4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fo:color="#000000" loext:opacity="100%" style:font-name="Arial" fo:font-size="8pt" style:text-underline-style="none" fo:font-weight="normal" officeooo:rsid="0004a0cf" officeooo:paragraph-rsid="0093bc97" fo:background-color="transparent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fo:color="#000000" loext:opacity="100%" style:font-name="Arial" fo:font-size="8pt" style:text-underline-style="none" fo:font-weight="normal" officeooo:rsid="0004a0cf" officeooo:paragraph-rsid="00afa0c4" fo:background-color="transparent" style:font-size-asian="8pt" style:font-weight-asian="normal" style:font-size-complex="8pt" style:font-weight-complex="normal"/>
    </style:style>
    <style:style style:name="P46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loext:opacity="100%" style:font-name="Arial" fo:font-size="8pt" style:text-underline-style="none" fo:font-weight="bold" officeooo:rsid="0004a0cf" officeooo:paragraph-rsid="004e8b2b" fo:background-color="transparent" style:font-size-asian="8pt" style:font-weight-asian="bold" style:font-size-complex="8pt" style:font-weight-complex="bold"/>
    </style:style>
    <style:style style:name="P47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48" style:family="paragraph" style:parent-style-name="Standard">
      <style:paragraph-properties fo:break-before="page"/>
      <style:text-properties style:font-name="Arial" officeooo:paragraph-rsid="0004a0cf"/>
    </style:style>
    <style:style style:name="T1" style:family="text">
      <style:text-properties fo:color="#000000" loext:opacity="100%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loext:opacity="100%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loext:opacity="100%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loext:opacity="100%" style:text-underline-style="none" fo:font-weight="normal" officeooo:rsid="0093bc97" fo:background-color="transparent" loext:char-shading-value="0" style:font-weight-asian="normal" style:font-weight-complex="normal"/>
    </style:style>
    <style:style style:name="T5" style:family="text">
      <style:text-properties fo:color="#000000" loext:opacity="100%" fo:font-size="8pt" style:text-underline-style="none" fo:font-weight="normal" fo:background-color="transparent" loext:char-shading-value="0" style:font-size-asian="8pt" style:font-weight-asian="normal" style:font-size-complex="8pt" style:font-weight-complex="normal"/>
    </style:style>
    <style:style style:name="T6" style:family="text">
      <style:text-properties fo:color="#000000" loext:opacity="100%" fo:font-size="8pt" fo:font-weight="normal" fo:background-color="transparent" loext:char-shading-value="0" style:font-size-asian="8pt" style:font-weight-asian="normal" style:font-size-complex="8pt" style:font-weight-complex="normal"/>
    </style:style>
    <style:style style:name="T7" style:family="text">
      <style:text-properties fo:color="#ffffff" loext:opacity="100%" fo:font-size="8pt" fo:font-weight="bold" fo:background-color="transparent" loext:char-shading-value="0" style:font-size-asian="8pt" style:font-weight-asian="bold" style:font-size-complex="8pt" style:font-weight-complex="bold"/>
    </style:style>
    <style:style style:name="T8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ext:p text:style-name="P48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row table:style-name="Recibo1.1">
          <table:table-cell table:style-name="Recibo1.A1" table:number-columns-spanned="3" office:value-type="string">
            <text:p text:style-name="P4"><text:placeholder text:placeholder-type="text">&lt;company_name&gt;</text:placeholder><text:s text:c="91"/></text:p>
            <text:p text:style-name="P15">Matrícula Nro <text:placeholder text:placeholder-type="text">&lt;company_matricula&gt;</text:placeholder><text:s/>CUIT <text:span text:style-name="T1"><text:placeholder text:placeholder-type="text">&lt;vat_number&gt;</text:placeholder></text:span><text:span text:style-name="T1"><text:s/></text:span></text:p>
            <text:p text:style-name="P16"><text:span text:style-name="T1"><text:placeholder text:placeholder-type="text">&lt;company_adress&gt;</text:placeholder></text:span><text:span text:style-name="T1">, Tandil, Provincia de Buenos Aires <text:s text:c="30"/></text:span></text:p>
          </table:table-cell>
          <table:covered-table-cell/>
          <table:covered-table-cell/>
          <table:table-cell table:style-name="Recibo1.D1" office:value-type="string">
            <text:p text:style-name="P23">Original</text:p>
            <text:p text:style-name="P24">Recibo Nro</text:p>
            <text:p text:style-name="P46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10">APELLIDO Y NOMBRE</text:p>
            <text:p text:style-name="P32"><text:span text:style-name="Line_20_numbering"><text:span text:style-name="T6"><text:placeholder text:placeholder-type="text">&lt;recibo.partner.last_name&gt;</text:placeholder></text:span></text:span><text:span text:style-name="Line_20_numbering"><text:span text:style-name="T6">, </text:span></text:span><text:span text:style-name="Line_20_numbering"><text:span text:style-name="T7"><text:s/></text:span></text:span><text:span text:style-name="Line_20_numbering"><text:span text:style-name="T6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 table:style-name="Recibo1.3">
          <table:table-cell table:style-name="Recibo1.A1" table:number-columns-spanned="2" office:value-type="string">
            <text:p text:style-name="P10">TIPO Y NRO DE DOCUMENTO <text:s text:c="21"/></text:p>
            <text:p text:style-name="P32"><text:span text:style-name="Line_20_numbering"><text:span text:style-name="T6">DNI </text:span></text:span><text:span text:style-name="Line_20_numbering"><text:span text:style-name="T5"><text:placeholder text:placeholder-type="text">&lt;recibo.partner.dni&gt;</text:placeholder></text:span></text:span><text:span text:style-name="Line_20_numbering"><text:span text:style-name="T5"><text:s text:c="5"/></text:span></text:span></text:p>
          </table:table-cell>
          <table:covered-table-cell/>
          <table:table-cell table:style-name="Recibo1.D1" table:number-columns-spanned="2" office:value-type="string">
            <text:p text:style-name="P10">CUIT</text:p>
            <text:p text:style-name="P30"><text:span text:style-name="Line_20_numbering"><text:span text:style-name="T5"><text:placeholder text:placeholder-type="text">&lt;recibo.partner.party.vat_number&gt;</text:placeholder></text:span></text:span></text:p>
          </table:table-cell>
          <table:covered-table-cell/>
        </table:table-row>
        <table:table-row table:style-name="Recibo1.3">
          <table:table-cell table:style-name="Recibo1.A4" table:number-columns-spanned="2" office:value-type="string">
            <text:p text:style-name="P7">FECHA DE INGRESO <text:s text:c="36"/></text:p>
            <text:p text:style-name="P28"><text:span text:style-name="Line_20_numbering"><text:span text:style-name="T5"><text:placeholder text:placeholder-type="text">&lt;recibo.partner.incorporation_date&gt;</text:placeholder></text:span></text:span><text:span text:style-name="Line_20_numbering"><text:span text:style-name="T5"><text:s text:c="8"/></text:span></text:span></text:p>
          </table:table-cell>
          <table:covered-table-cell/>
          <table:table-cell table:style-name="Recibo1.A2" table:number-columns-spanned="2" office:value-type="string">
            <text:p text:style-name="P9">PERIODO DE LIQUIDACIÓN</text:p>
            <text:p text:style-name="P29"><text:span text:style-name="Line_20_numbering"><text:span text:style-name="T5"><text:placeholder text:placeholder-type="text">&lt;recibo.periodo_liquidado&gt;</text:placeholder></text:span></text:span></text:p>
          </table:table-cell>
          <table:covered-table-cell/>
        </table:table-row>
        <table:table-row table:style-name="Recibo1.3">
          <table:table-cell table:style-name="Recibo1.A4" table:number-columns-spanned="2" office:value-type="string">
            <text:p text:style-name="P8">LUGAR DE TRABAJO <text:s text:c="35"/></text:p>
            <text:p text:style-name="P31"><text:span text:style-name="Line_20_numbering"><text:span text:style-name="T5"><text:placeholder text:placeholder-type="text">&lt;recibo.partner.lugar_de_trabajo&gt;</text:placeholder></text:span></text:span></text:p>
          </table:table-cell>
          <table:covered-table-cell/>
          <table:table-cell table:style-name="Recibo1.A2" table:number-columns-spanned="2" office:value-type="string">
            <text:p text:style-name="P8">CATEGORÍA PROFESIONAL</text:p>
            <text:p text:style-name="P31"><text:span text:style-name="Line_20_numbering"><text:span text:style-name="T5"><text:placeholder text:placeholder-type="text">&lt;recibo.partner.categoria_profesional&gt;</text:placeholder></text:span></text:span></text:p>
          </table:table-cell>
          <table:covered-table-cell/>
        </table:table-row>
        <table:table-row table:style-name="Recibo1.6">
          <table:table-cell table:style-name="Recibo1.A2" table:number-columns-spanned="4" office:value-type="string">
            <text:p text:style-name="P25"><text:s text:c="19"/>CONCEPTO <text:s text:c="59"/>IMPORTES</text:p>
          </table:table-cell>
          <table:covered-table-cell/>
          <table:covered-table-cell/>
          <table:covered-table-cell/>
        </table:table-row>
        <table:table-row table:style-name="Recibo1.7">
          <table:table-cell table:style-name="Recibo1.A4" office:value-type="string">
            <text:p text:style-name="P27"/>
          </table:table-cell>
          <table:table-cell table:style-name="Recibo1.A4" table:number-columns-spanned="2" office:value-type="string">
            <text:p text:style-name="P34">RETORNO</text:p>
          </table:table-cell>
          <table:covered-table-cell/>
          <table:table-cell table:style-name="Recibo1.A2" office:value-type="string">
            <text:p text:style-name="P34">DEDUCCIONES</text:p>
          </table:table-cell>
        </table:table-row>
        <table:table-row table:style-name="Recibo1.8">
          <table:table-cell table:style-name="Recibo1.A4" office:value-type="string">
            <text:p text:style-name="P35"><text:placeholder text:placeholder-type="text">&lt;concepto_liquidado&gt;</text:placeholder></text:p>
            <text:p text:style-name="P13"/>
            <text:p text:style-name="P13"><text:placeholder text:placeholder-type="text">&lt;if test="recibo.pago_monotributo"&gt;</text:placeholder></text:p>
            <text:p text:style-name="P2"><text:span text:style-name="T3">PAGO MONOTRIBUTO </text:span><text:span text:style-name="T2"><text:placeholder text:placeholder-type="text">&lt;recibo.mes_monotributo&gt;</text:placeholder></text:span></text:p>
            <text:p text:style-name="P36"><text:placeholder text:placeholder-type="text">&lt;/if&gt;</text:placeholder></text:p>
            <text:p text:style-name="P36"/>
            <text:p text:style-name="P14"><text:placeholder text:placeholder-type="text">&lt;if test="recibo.cobro_cuota"&gt;</text:placeholder></text:p>
            <text:p text:style-name="P3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37"><text:placeholder text:placeholder-type="text">&lt;/if&gt;</text:placeholder></text:p>
            <text:p text:style-name="P37"/>
            <text:p text:style-name="P37"/>
            <text:p text:style-name="P39"><text:placeholder text:placeholder-type="text">&lt;for each="concepto in recibo.lineas_conceptos_recibo"&gt;</text:placeholder></text:p>
            <text:p text:style-name="P38"><text:placeholder text:placeholder-type="text">&lt;concepto.concepto&gt;</text:placeholder></text:p>
            <text:p text:style-name="P38"/>
            <text:p text:style-name="P38"><text:placeholder text:placeholder-type="text">&lt;/for&gt;</text:placeholder></text:p>
            <text:p text:style-name="P39"/>
            <text:p text:style-name="P37"/>
            <text:p text:style-name="P37"/>
            <text:p text:style-name="P40"/>
            <text:p text:style-name="P11"/>
            <text:p text:style-name="P12"/>
            <text:p text:style-name="P12"/>
            <text:p text:style-name="P12"/>
          </table:table-cell>
          <table:table-cell table:style-name="Recibo1.A4" table:number-columns-spanned="2" office:value-type="string">
            <text:p text:style-name="P21"><text:placeholder text:placeholder-type="text">&lt;formatLang(recibo.amount, recibo.party.lang,currency=recibo.currency)&gt;</text:placeholder></text:p>
            <text:p text:style-name="P5"><text:placeholder text:placeholder-type="text">&lt;if test="recibo.pago_monotributo"&gt;</text:placeholder><text:span text:style-name="T3"><text:s/>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  <text:p text:style-name="P44"/>
            <text:p text:style-name="P44"/>
            <text:p text:style-name="P42"><text:placeholder text:placeholder-type="text">&lt;for each="concepto in recibo.lineas_conceptos_recibo"&gt;</text:placeholder></text:p>
            <text:p text:style-name="P41"><text:placeholder text:placeholder-type="text">&lt;formatLang(concepto.valor, recibo.party.lang, currency=recibo.currency)&gt;</text:placeholder></text:p>
            <text:p text:style-name="P41"/>
            <text:p text:style-name="P43"><text:placeholder text:placeholder-type="text">&lt;/for&gt;</text:placeholder></text:p>
            <text:p text:style-name="P45"/>
          </table:table-cell>
          <table:covered-table-cell/>
          <table:table-cell table:style-name="Recibo1.A2" office:value-type="string">
            <text:p text:style-name="P1"/>
            <text:p text:style-name="P7"/>
            <text:p text:style-name="P7"/>
            <text:p text:style-name="P6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<text:s/></text:span></text:p>
          </table:table-cell>
        </table:table-row>
        <table:table-row table:style-name="Recibo1.9">
          <table:table-cell table:style-name="Recibo1.A4" office:value-type="string">
            <text:p text:style-name="P26">SUBTOTAL</text:p>
          </table:table-cell>
          <table:table-cell table:style-name="Recibo1.A4" table:number-columns-spanned="2" office:value-type="string">
            <text:p text:style-name="P22"><text:placeholder text:placeholder-type="text">&lt;formatLang(recibo.total+recibo.valor_cuota, recibo.party.lang, currency=recibo.currency)&gt;</text:placeholder></text:p>
          </table:table-cell>
          <table:covered-table-cell/>
          <table:table-cell table:style-name="Recibo1.A2" office:value-type="string">
            <text:p text:style-name="P22"><text:placeholder text:placeholder-type="text">&lt;formatLang(recibo.valor_cuota, recibo.party.lang, currency=recibo.currency)&gt;</text:placeholder></text:p>
          </table:table-cell>
        </table:table-row>
        <table:table-row table:style-name="Recibo1.10">
          <table:table-cell table:style-name="Recibo1.A4" table:number-columns-spanned="3" office:value-type="string">
            <text:p text:style-name="P26">TOTAL</text:p>
          </table:table-cell>
          <table:covered-table-cell/>
          <table:covered-table-cell/>
          <table:table-cell table:style-name="Recibo1.A2" office:value-type="string">
            <text:p text:style-name="P22"><text:placeholder text:placeholder-type="text">&lt;formatLang(recibo.total, recibo.party.lang, currency=recibo.currency)&gt;</text:placeholder></text:p>
          </table:table-cell>
        </table:table-row>
        <table:table-row table:style-name="Recibo1.11">
          <table:table-cell table:style-name="Recibo1.A2" table:number-columns-spanned="4" office:value-type="string">
            <text:p text:style-name="P19">SON PESOS <text:span text:style-name="T8"><text:placeholder text:placeholder-type="text">&lt;recibo.total_en_letras&gt;</text:placeholder></text:span></text:p>
          </table:table-cell>
          <table:covered-table-cell/>
          <table:covered-table-cell/>
          <table:covered-table-cell/>
        </table:table-row>
        <table:table-row table:style-name="Recibo1.12">
          <table:table-cell table:style-name="Recibo1.A2" table:number-columns-spanned="4" office:value-type="string">
            <text:p text:style-name="P20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2" table:number-columns-spanned="4" office:value-type="string">
            <text:p text:style-name="P17"><text:placeholder text:placeholder-type="text">&lt;responsable_administrativo&gt;</text:placeholder></text:p>
            <text:p text:style-name="P18">Responsable Administrativo</text:p>
          </table:table-cell>
          <table:covered-table-cell/>
          <table:covered-table-cell/>
          <table:covered-table-cell/>
        </table:table-row>
      </table:table>
      <text:p text:style-name="P33"/>
      <text:p text:style-name="P33"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style:register-truth-ref-style-name="List_20_Heading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0.7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Recibo"/>
    <style:master-page style:name="Recibo" style:page-layout-name="Mpm2" draw:style-name="Mdp1" style:next-style-name="Standard"/>
    <style:master-page style:name="Endnote" style:page-layout-name="Mpm3" draw:style-name="Mdp1"/>
    <style:master-page style:name="Landscap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5T00:33:06.331740184</meta:creation-date>
    <meta:editing-duration>PT12H52M16S</meta:editing-duration>
    <meta:editing-cycles>132</meta:editing-cycles>
    <meta:generator>LibreOffice/7.3.7.2$Linux_X86_64 LibreOffice_project/30$Build-2</meta:generator>
    <dc:date>2025-02-05T14:50:03.082302938</dc:date>
    <meta:document-statistic meta:table-count="1" meta:image-count="0" meta:object-count="0" meta:page-count="2" meta:paragraph-count="50" meta:word-count="111" meta:character-count="1945" meta:non-whitespace-character-count="1572"/>
  </office:meta>
</office:document-meta>
</file>